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8">
      <style:text-properties fo:font-weight="bold"/>
    </style:style>
    <style:style style:name="ce3" style:family="table-cell" style:parent-style-name="Default" style:data-style-name="N109">
      <style:text-properties fo:font-weight="bold"/>
    </style:style>
    <style:style style:name="ce4" style:family="table-cell" style:parent-style-name="Default" style:data-style-name="N108"/>
    <style:style style:name="ce5" style:family="table-cell" style:parent-style-name="Default" style:data-style-name="N109"/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ben_one</text:p>
          </table:table-cell>
          <table:table-cell office:value-type="string">
            <text:p>ben_three</text:p>
          </table:table-cell>
          <table:table-cell office:value-type="string">
            <text:p>Nk</text:p>
          </table:table-cell>
          <table:table-cell office:value-type="string">
            <text:p>p(w|v)</text:p>
          </table:table-cell>
          <table:table-cell office:value-type="string">
            <text:p>clare_one</text:p>
          </table:table-cell>
          <table:table-cell office:value-type="string">
            <text:p>clare_three</text:p>
          </table:table-cell>
          <table:table-cell office:value-type="string">
            <text:p>Nk</text:p>
          </table:table-cell>
          <table:table-cell office:value-type="string">
            <text:p>p(w|v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number-columns-repeated="2" office:value-type="float" office:value="1">
            <text:p>1</text:p>
          </table:table-cell>
          <table:table-cell table:formula="oooc:=[.C3]+[.D3]" office:value-type="float" office:value="2">
            <text:p>2</text:p>
          </table:table-cell>
          <table:table-cell table:style-name="ce4" table:formula="oooc:=([.E3]+1)/([.$A$18]+[.$E$18])" office:value-type="float" office:value="0.136363636363636">
            <text:p>0.1364</text:p>
          </table:table-cell>
          <table:table-cell table:number-columns-repeated="2"/>
          <table:table-cell table:formula="oooc:=[.G3]+[.H3]" office:value-type="float" office:value="0">
            <text:p>0</text:p>
          </table:table-cell>
          <table:table-cell table:style-name="ce4" table:formula="oooc:=([.I3]+1)/([.$A$18]+[.$I$18])" office:value-type="float" office:value="0.0476190476190476">
            <text:p>0.04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s</text:p>
          </table:table-cell>
          <table:table-cell office:value-type="float" office:value="1">
            <text:p>1</text:p>
          </table:table-cell>
          <table:table-cell/>
          <table:table-cell table:formula="oooc:=[.C4]+[.D4]" office:value-type="float" office:value="1">
            <text:p>1</text:p>
          </table:table-cell>
          <table:table-cell table:style-name="ce4" table:formula="oooc:=([.E4]+1)/([.$A$18]+[.$E$18])" office:value-type="float" office:value="0.0909090909090909">
            <text:p>0.0909</text:p>
          </table:table-cell>
          <table:table-cell table:number-columns-repeated="2"/>
          <table:table-cell table:formula="oooc:=[.G4]+[.H4]" office:value-type="float" office:value="0">
            <text:p>0</text:p>
          </table:table-cell>
          <table:table-cell table:style-name="ce4" table:formula="oooc:=([.I4]+1)/([.$A$18]+[.$I$18])" office:value-type="float" office:value="0.0476190476190476">
            <text:p>0.04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rn</text:p>
          </table:table-cell>
          <table:table-cell office:value-type="float" office:value="1">
            <text:p>1</text:p>
          </table:table-cell>
          <table:table-cell/>
          <table:table-cell table:formula="oooc:=[.C5]+[.D5]" office:value-type="float" office:value="1">
            <text:p>1</text:p>
          </table:table-cell>
          <table:table-cell table:style-name="ce4" table:formula="oooc:=([.E5]+1)/([.$A$18]+[.$E$18])" office:value-type="float" office:value="0.0909090909090909">
            <text:p>0.0909</text:p>
          </table:table-cell>
          <table:table-cell table:number-columns-repeated="2"/>
          <table:table-cell table:formula="oooc:=[.G5]+[.H5]" office:value-type="float" office:value="0">
            <text:p>0</text:p>
          </table:table-cell>
          <table:table-cell table:style-name="ce4" table:formula="oooc:=([.I5]+1)/([.$A$18]+[.$I$18])" office:value-type="float" office:value="0.0476190476190476">
            <text:p>0.04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float" office:value="1">
            <text:p>1</text:p>
          </table:table-cell>
          <table:table-cell/>
          <table:table-cell table:formula="oooc:=[.C6]+[.D6]" office:value-type="float" office:value="1">
            <text:p>1</text:p>
          </table:table-cell>
          <table:table-cell table:style-name="ce4" table:formula="oooc:=([.E6]+1)/([.$A$18]+[.$E$18])" office:value-type="float" office:value="0.0909090909090909">
            <text:p>0.0909</text:p>
          </table:table-cell>
          <table:table-cell table:number-columns-repeated="2"/>
          <table:table-cell table:formula="oooc:=[.G6]+[.H6]" office:value-type="float" office:value="0">
            <text:p>0</text:p>
          </table:table-cell>
          <table:table-cell table:style-name="ce4" table:formula="oooc:=([.I6]+1)/([.$A$18]+[.$I$18])" office:value-type="float" office:value="0.0476190476190476">
            <text:p>0.04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llicothe</text:p>
          </table:table-cell>
          <table:table-cell office:value-type="float" office:value="1">
            <text:p>1</text:p>
          </table:table-cell>
          <table:table-cell/>
          <table:table-cell table:formula="oooc:=[.C7]+[.D7]" office:value-type="float" office:value="1">
            <text:p>1</text:p>
          </table:table-cell>
          <table:table-cell table:style-name="ce4" table:formula="oooc:=([.E7]+1)/([.$A$18]+[.$E$18])" office:value-type="float" office:value="0.0909090909090909">
            <text:p>0.0909</text:p>
          </table:table-cell>
          <table:table-cell/>
          <table:table-cell office:value-type="float" office:value="1">
            <text:p>1</text:p>
          </table:table-cell>
          <table:table-cell table:formula="oooc:=[.G7]+[.H7]" office:value-type="float" office:value="1">
            <text:p>1</text:p>
          </table:table-cell>
          <table:table-cell table:style-name="ce4" table:formula="oooc:=([.I7]+1)/([.$A$18]+[.$I$18])" office:value-type="float" office:value="0.0952380952380952">
            <text:p>0.0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nt</text:p>
          </table:table-cell>
          <table:table-cell/>
          <table:table-cell office:value-type="float" office:value="1">
            <text:p>1</text:p>
          </table:table-cell>
          <table:table-cell table:formula="oooc:=[.C8]+[.D8]" office:value-type="float" office:value="1">
            <text:p>1</text:p>
          </table:table-cell>
          <table:table-cell table:style-name="ce4" table:formula="oooc:=([.E8]+1)/([.$A$18]+[.$E$18])" office:value-type="float" office:value="0.0909090909090909">
            <text:p>0.0909</text:p>
          </table:table-cell>
          <table:table-cell table:number-columns-repeated="2"/>
          <table:table-cell table:formula="oooc:=[.G8]+[.H8]" office:value-type="float" office:value="0">
            <text:p>0</text:p>
          </table:table-cell>
          <table:table-cell table:style-name="ce4" table:formula="oooc:=([.I8]+1)/([.$A$18]+[.$I$18])" office:value-type="float" office:value="0.0476190476190476">
            <text:p>0.04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</text:p>
          </table:table-cell>
          <table:table-cell/>
          <table:table-cell office:value-type="float" office:value="1">
            <text:p>1</text:p>
          </table:table-cell>
          <table:table-cell table:formula="oooc:=[.C9]+[.D9]" office:value-type="float" office:value="1">
            <text:p>1</text:p>
          </table:table-cell>
          <table:table-cell table:style-name="ce4" table:formula="oooc:=([.E9]+1)/([.$A$18]+[.$E$18])" office:value-type="float" office:value="0.0909090909090909">
            <text:p>0.0909</text:p>
          </table:table-cell>
          <table:table-cell/>
          <table:table-cell office:value-type="float" office:value="1">
            <text:p>1</text:p>
          </table:table-cell>
          <table:table-cell table:formula="oooc:=[.G9]+[.H9]" office:value-type="float" office:value="1">
            <text:p>1</text:p>
          </table:table-cell>
          <table:table-cell table:style-name="ce4" table:formula="oooc:=([.I9]+1)/([.$A$18]+[.$I$18])" office:value-type="float" office:value="0.0952380952380952">
            <text:p>0.0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wu</text:p>
          </table:table-cell>
          <table:table-cell/>
          <table:table-cell office:value-type="float" office:value="1">
            <text:p>1</text:p>
          </table:table-cell>
          <table:table-cell table:formula="oooc:=[.C10]+[.D10]" office:value-type="float" office:value="1">
            <text:p>1</text:p>
          </table:table-cell>
          <table:table-cell table:style-name="ce4" table:formula="oooc:=([.E10]+1)/([.$A$18]+[.$E$18])" office:value-type="float" office:value="0.0909090909090909">
            <text:p>0.0909</text:p>
          </table:table-cell>
          <table:table-cell/>
          <table:table-cell office:value-type="float" office:value="1">
            <text:p>1</text:p>
          </table:table-cell>
          <table:table-cell table:formula="oooc:=[.G10]+[.H10]" office:value-type="float" office:value="1">
            <text:p>1</text:p>
          </table:table-cell>
          <table:table-cell table:style-name="ce4" table:formula="oooc:=([.I10]+1)/([.$A$18]+[.$I$18])" office:value-type="float" office:value="0.0952380952380952">
            <text:p>0.0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 table:number-columns-repeated="2"/>
          <table:table-cell table:formula="oooc:=[.C11]+[.D11]" office:value-type="float" office:value="0">
            <text:p>0</text:p>
          </table:table-cell>
          <table:table-cell table:style-name="ce4" table:formula="oooc:=([.E11]+1)/([.$A$18]+[.$E$18])" office:value-type="float" office:value="0.0454545454545455">
            <text:p>0.0455</text:p>
          </table:table-cell>
          <table:table-cell office:value-type="float" office:value="1">
            <text:p>1</text:p>
          </table:table-cell>
          <table:table-cell/>
          <table:table-cell table:formula="oooc:=[.G11]+[.H11]" office:value-type="float" office:value="1">
            <text:p>1</text:p>
          </table:table-cell>
          <table:table-cell table:style-name="ce4" table:formula="oooc:=([.I11]+1)/([.$A$18]+[.$I$18])" office:value-type="float" office:value="0.0952380952380952">
            <text:p>0.0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</text:p>
          </table:table-cell>
          <table:table-cell table:number-columns-repeated="2"/>
          <table:table-cell table:formula="oooc:=[.C12]+[.D12]" office:value-type="float" office:value="0">
            <text:p>0</text:p>
          </table:table-cell>
          <table:table-cell table:style-name="ce4" table:formula="oooc:=([.E12]+1)/([.$A$18]+[.$E$18])" office:value-type="float" office:value="0.0454545454545455">
            <text:p>0.0455</text:p>
          </table:table-cell>
          <table:table-cell office:value-type="float" office:value="1">
            <text:p>1</text:p>
          </table:table-cell>
          <table:table-cell/>
          <table:table-cell table:formula="oooc:=[.G12]+[.H12]" office:value-type="float" office:value="1">
            <text:p>1</text:p>
          </table:table-cell>
          <table:table-cell table:style-name="ce4" table:formula="oooc:=([.I12]+1)/([.$A$18]+[.$I$18])" office:value-type="float" office:value="0.0952380952380952">
            <text:p>0.0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table:number-columns-repeated="2"/>
          <table:table-cell table:formula="oooc:=[.C13]+[.D13]" office:value-type="float" office:value="0">
            <text:p>0</text:p>
          </table:table-cell>
          <table:table-cell table:style-name="ce4" table:formula="oooc:=([.E13]+1)/([.$A$18]+[.$E$18])" office:value-type="float" office:value="0.0454545454545455">
            <text:p>0.0455</text:p>
          </table:table-cell>
          <table:table-cell office:value-type="float" office:value="1">
            <text:p>1</text:p>
          </table:table-cell>
          <table:table-cell/>
          <table:table-cell table:formula="oooc:=[.G13]+[.H13]" office:value-type="float" office:value="1">
            <text:p>1</text:p>
          </table:table-cell>
          <table:table-cell table:style-name="ce4" table:formula="oooc:=([.I13]+1)/([.$A$18]+[.$I$18])" office:value-type="float" office:value="0.0952380952380952">
            <text:p>0.0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fe</text:p>
          </table:table-cell>
          <table:table-cell table:number-columns-repeated="2"/>
          <table:table-cell table:formula="oooc:=[.C14]+[.D14]" office:value-type="float" office:value="0">
            <text:p>0</text:p>
          </table:table-cell>
          <table:table-cell table:style-name="ce4" table:formula="oooc:=([.E14]+1)/([.$A$18]+[.$E$18])" office:value-type="float" office:value="0.0454545454545455">
            <text:p>0.0455</text:p>
          </table:table-cell>
          <table:table-cell office:value-type="float" office:value="1">
            <text:p>1</text:p>
          </table:table-cell>
          <table:table-cell/>
          <table:table-cell table:formula="oooc:=[.G14]+[.H14]" office:value-type="float" office:value="1">
            <text:p>1</text:p>
          </table:table-cell>
          <table:table-cell table:style-name="ce4" table:formula="oooc:=([.I14]+1)/([.$A$18]+[.$I$18])" office:value-type="float" office:value="0.0952380952380952">
            <text:p>0.0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quette</text:p>
          </table:table-cell>
          <table:table-cell table:number-columns-repeated="2"/>
          <table:table-cell table:formula="oooc:=[.C15]+[.D15]" office:value-type="float" office:value="0">
            <text:p>0</text:p>
          </table:table-cell>
          <table:table-cell table:style-name="ce4" table:formula="oooc:=([.E15]+1)/([.$A$18]+[.$E$18])" office:value-type="float" office:value="0.0454545454545455">
            <text:p>0.0455</text:p>
          </table:table-cell>
          <table:table-cell/>
          <table:table-cell office:value-type="float" office:value="1">
            <text:p>1</text:p>
          </table:table-cell>
          <table:table-cell table:formula="oooc:=[.G15]+[.H15]" office:value-type="float" office:value="1">
            <text:p>1</text:p>
          </table:table-cell>
          <table:table-cell table:style-name="ce4" table:formula="oooc:=([.I15]+1)/([.$A$18]+[.$I$18])" office:value-type="float" office:value="0.0952380952380952">
            <text:p>0.095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ooc:=SUM([.A3:.A16])" office:value-type="float" office:value="13">
            <text:p>13</text:p>
          </table:table-cell>
          <table:table-cell office:value-type="string">
            <text:p>N</text:p>
          </table:table-cell>
          <table:table-cell table:number-columns-repeated="2"/>
          <table:table-cell table:formula="oooc:=SUM([.C3:.C15])+SUM([.D3:.D15])" office:value-type="float" office:value="9">
            <text:p>9</text:p>
          </table:table-cell>
          <table:table-cell table:number-columns-repeated="3"/>
          <table:table-cell table:formula="oooc:=SUM([.G3:.G15])+SUM([.H3:.H15])" office:value-type="float" office:value="8">
            <text:p>8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>
            <text:p>Clare</text:p>
          </table:table-cell>
          <table:table-cell office:value-type="string">
            <text:p>Her</text:p>
          </table:table-cell>
          <table:table-cell office:value-type="string">
            <text:p>Dad</text:p>
          </table:table-cell>
          <table:table-cell office:value-type="string">
            <text:p>Is </text:p>
          </table:table-cell>
          <table:table-cell office:value-type="string">
            <text:p>Mark</text:p>
          </table:table-cell>
          <table:table-cell table:number-columns-repeated="2"/>
          <table:table-cell office:value-type="string">
            <text:p>Product</text:p>
          </table:table-cell>
          <table:table-cell table:number-columns-repeated="3"/>
        </table:table-row>
        <table:table-row table:style-name="ro1">
          <table:table-cell office:value-type="string">
            <text:p>Clare</text:p>
          </table:table-cell>
          <table:table-cell table:number-columns-repeated="2" office:value-type="string">
            <text:p>X</text:p>
          </table:table-cell>
          <table:table-cell table:style-name="ce2" table:formula="oooc:=[.J12]" office:value-type="float" office:value="0.0952380952380952">
            <text:p>0.0952</text:p>
          </table:table-cell>
          <table:table-cell office:value-type="string">
            <text:p>X</text:p>
          </table:table-cell>
          <table:table-cell table:number-columns-repeated="2"/>
          <table:table-cell table:style-name="ce3" table:formula="oooc:=[.D24]" office:value-type="float" office:value="0.0952380952380952">
            <text:p>0.09524</text:p>
          </table:table-cell>
          <table:table-cell table:style-name="ce4" table:formula="oooc:=[.H24]*0.5" office:value-type="float" office:value="0.0476190476190476">
            <text:p>0.0476</text:p>
          </table:table-cell>
          <table:table-cell office:value-type="string">
            <text:p>&lt;=</text:p>
          </table:table-cell>
          <table:table-cell office:value-type="string">
            <text:p>Clare</text:p>
          </table:table-cell>
        </table:table-row>
        <table:table-row table:style-name="ro1">
          <table:table-cell office:value-type="string">
            <text:p>Ben</text:p>
          </table:table-cell>
          <table:table-cell table:number-columns-repeated="2" office:value-type="string">
            <text:p>X</text:p>
          </table:table-cell>
          <table:table-cell table:style-name="ce2" table:formula="oooc:=[.F12]" office:value-type="float" office:value="0.0454545454545455">
            <text:p>0.0455</text:p>
          </table:table-cell>
          <table:table-cell office:value-type="string">
            <text:p>X</text:p>
          </table:table-cell>
          <table:table-cell table:number-columns-repeated="2"/>
          <table:table-cell table:style-name="ce3" table:formula="oooc:=[.D25]" office:value-type="float" office:value="0.0454545454545455">
            <text:p>0.04545</text:p>
          </table:table-cell>
          <table:table-cell table:style-name="ce4" table:formula="oooc:=[.H25]*0.5" office:value-type="float" office:value="0.0227272727272727">
            <text:p>0.022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en</text:p>
          </table:table-cell>
          <table:table-cell office:value-type="string">
            <text:p>My</text:p>
          </table:table-cell>
          <table:table-cell office:value-type="string">
            <text:p>Dad's</text:p>
          </table:table-cell>
          <table:table-cell office:value-type="string">
            <text:p>Name</text:p>
          </table:table-cell>
          <table:table-cell office:value-type="string">
            <text:p>Is </text:p>
          </table:table-cell>
          <table:table-cell office:value-type="string">
            <text:p>John</text:p>
          </table:table-cell>
          <table:table-cell table:number-columns-repeated="5"/>
        </table:table-row>
        <table:table-row table:style-name="ro1">
          <table:table-cell office:value-type="string">
            <text:p>Clare</text:p>
          </table:table-cell>
          <table:table-cell table:style-name="ce2" table:formula="oooc:=[.J13]" office:value-type="float" office:value="0.0952380952380952">
            <text:p>0.0952</text:p>
          </table:table-cell>
          <table:table-cell table:number-columns-repeated="2" office:value-type="string">
            <text:p>X</text:p>
          </table:table-cell>
          <table:table-cell table:style-name="ce3" table:formula="oooc:=[.J13]" office:value-type="float" office:value="0.0952380952380952">
            <text:p>0.09524</text:p>
          </table:table-cell>
          <table:table-cell office:value-type="string">
            <text:p>X</text:p>
          </table:table-cell>
          <table:table-cell/>
          <table:table-cell table:style-name="ce3" table:formula="oooc:=[.B28]*[.E28]" office:value-type="float" office:value="0.0090702947845805">
            <text:p>0.00907</text:p>
          </table:table-cell>
          <table:table-cell table:style-name="ce5" table:formula="oooc:=[.H28]*0.5" office:value-type="float" office:value="0.00453514739229025">
            <text:p>0.00454</text:p>
          </table:table-cell>
          <table:table-cell office:value-type="string">
            <text:p>&lt;=</text:p>
          </table:table-cell>
          <table:table-cell office:value-type="string">
            <text:p>Clare</text:p>
          </table:table-cell>
        </table:table-row>
        <table:table-row table:style-name="ro1">
          <table:table-cell office:value-type="string">
            <text:p>Ben</text:p>
          </table:table-cell>
          <table:table-cell table:style-name="ce2" table:formula="oooc:=[.F13]" office:value-type="float" office:value="0.0454545454545455">
            <text:p>0.0455</text:p>
          </table:table-cell>
          <table:table-cell table:number-columns-repeated="2"/>
          <table:table-cell table:style-name="ce3" table:formula="oooc:=[.F13]" office:value-type="float" office:value="0.0454545454545455">
            <text:p>0.04545</text:p>
          </table:table-cell>
          <table:table-cell table:number-columns-repeated="2"/>
          <table:table-cell table:style-name="ce3" table:formula="oooc:=[.B29]*[.E29]" office:value-type="float" office:value="0.00206611570247934">
            <text:p>0.00207</text:p>
          </table:table-cell>
          <table:table-cell table:style-name="ce5" table:formula="oooc:=[.H29]*0.5" office:value-type="float" office:value="0.00103305785123967">
            <text:p>0.0010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7">11/17/2008</text:date>, <text:time>00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8-11-15T17:36:55</meta:creation-date>
    <dc:date>2008-11-17T00:28:14</dc:date>
    <dc:language>en-US</dc:language>
    <meta:editing-cycles>6</meta:editing-cycles>
    <meta:editing-duration>PT19H23M59S</meta:editing-duration>
    <meta:user-defined meta:name="Info 1"/>
    <meta:user-defined meta:name="Info 2"/>
    <meta:user-defined meta:name="Info 3"/>
    <meta:user-defined meta:name="Info 4"/>
    <meta:document-statistic meta:table-count="3" meta:cell-count="186"/>
  </office:meta>
</office:document-meta>
</file>